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Performance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time for vishnu</text:p>
          </table:table-cell>
          <table:table-cell office:value-type="string">
            <text:p>Output time for ssh</text:p>
          </table:table-cell>
          <table:table-cell office:value-type="string">
            <text:p>Memory comsumption</text:p>
          </table:table-cell>
        </table:table-row>
        <table:table-row table:style-name="ro1">
          <table:table-cell office:value-type="string">
            <text:p>CDP-3.1-connect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uname » </text:p>
          </table:table-cell>
          <table:table-cell office:value-type="string">
            <text:p>connect</text:p>
          </table:table-cell>
          <table:table-cell office:value-type="string">
            <text:p>execution time</text:p>
          </table:table-cell>
          <table:table-cell office:value-type="string">
            <text:p>0,11s</text:p>
          </table:table-cell>
          <table:table-cell office:value-type="string">
            <text:p>0,15s</text:p>
          </table:table-cell>
          <table:table-cell/>
        </table:table-row>
        <table:table-row table:style-name="ro1">
          <table:table-cell office:value-type="string">
            <text:p>CPD-3.1-close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uname » </text:p>
          </table:table-cell>
          <table:table-cell office:value-type="string">
            <text:p>close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5s</text:p>
          </table:table-cell>
          <table:table-cell/>
        </table:table-row>
        <table:table-row table:style-name="ro2">
          <table:table-cell office:value-type="string">
            <text:p>CDP-3.1-listSess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Sessions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office:value-type="string">
            <text:p>0,14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ocalhost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08s</text:p>
          </table:table-cell>
          <table:table-cell office:value-type="string">
            <text:p>0,17s</text:p>
          </table:table-cell>
          <table:table-cell/>
        </table:table-row>
        <table:table-row table:style-name="ro1">
          <table:table-cell office:value-type="string">
            <text:p>CDP-3.2.1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connect</text:p>
          </table:table-cell>
          <table:table-cell office:value-type="string">
            <text:p>cpu consumption</text:p>
          </table:table-cell>
          <table:table-cell table:style-name="ce5"/>
          <table:table-cell/>
          <table:table-cell table:style-name="ce6" office:value-type="percentage" office:value="0.004">
            <text:p>0,40%</text:p>
          </table:table-cell>
        </table:table-row>
        <table:table-row table:style-name="ro1">
          <table:table-cell office:value-type="string">
            <text:p>CDP-3.2.2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ums sed</text:p>
          </table:table-cell>
          <table:table-cell office:value-type="string">
            <text:p>cpu consumption</text:p>
          </table:table-cell>
          <table:table-cell table:number-columns-repeated="2"/>
          <table:table-cell table:style-name="ce6" office:value-type="percentage" office:value="0.007">
            <text:p>0,70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DP-3.1-listSession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Session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office:value-type="string">
            <text:p>0,24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comparison with « ssh <text:span text:style-name="T1">remoteServer</text:span>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comparison with « ssh <text:span text:style-name="T1">remoteServer</text:span>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  <table:table-row table:style-name="ro1">
          <table:table-cell office:value-type="string">
            <text:p>CDP-3.1-listLocalAccounts</text:p>
          </table:table-cell>
          <table:table-cell office:value-type="date" office:date-value="2011-03-03">
            <text:p>03/03/11</text:p>
          </table:table-cell>
          <table:table-cell office:value-type="string">
            <text:p>comparison with « ssh <text:span text:style-name="T1">remoteServer</text:span> ls »</text:p>
          </table:table-cell>
          <table:table-cell office:value-type="string">
            <text:p>listLocalAccounts</text:p>
          </table:table-cell>
          <table:table-cell office:value-type="string">
            <text:p>execution time</text:p>
          </table:table-cell>
          <table:table-cell office:value-type="string">
            <text:p>0,22s</text:p>
          </table:table-cell>
          <table:table-cell office:value-type="string">
            <text:p>0,36s</text:p>
          </table:table-cell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7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8T17:28:16</dc:date>
    <meta:editing-duration>PT11H22M19S</meta:editing-duration>
    <meta:editing-cycles>41</meta:editing-cycles>
    <meta:generator>OpenOffice.org/3.2$Unix OpenOffice.org_project/320m19$Build-9505</meta:generator>
    <dc:creator>traore </dc:creator>
    <meta:document-statistic meta:table-count="3" meta:cell-count="127" meta:object-count="0"/>
    <meta:user-defined meta:name="Info 1"/>
    <meta:user-defined meta:name="Info 2"/>
    <meta:user-defined meta:name="Info 3"/>
    <meta:user-defined meta:name="Info 4"/>
  </office:meta>
</office:document-meta>
</file>